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Bad" style:data-style-name="N0">
      <style:table-cell-properties fo:background-color="#FFC7CE"/>
      <style:text-properties fo:color="#9C0006" style:font-name="Arial" style:font-name-asian="Arial" style:font-name-complex="Arial" fo:font-size="8pt" style:font-size-asian="8pt" style:font-size-complex="8pt"/>
    </style:style>
    <style:style style:name="ce4" style:family="table-cell" style:parent-style-name="Good" style:data-style-name="N0">
      <style:table-cell-properties fo:background-color="#C6EFCE"/>
      <style:text-properties fo:color="#006100" style:font-name="Arial" style:font-name-asian="Arial" style:font-name-complex="Arial" fo:font-size="8pt" style:font-size-asian="8pt" style:font-size-complex="8pt"/>
    </style:style>
    <style:style style:name="ce5" style:family="table-cell" style:parent-style-name="Default" style:data-style-name="N36">
      <style:text-properties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15"/>
    <style:style style:name="co1" style:family="table-column">
      <style:table-column-properties fo:break-before="auto" style:column-width="2.98979166666667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dt_proc</text:p>
          </table:table-cell>
          <table:table-cell office:value-type="float" office:value="5" table:style-name="ce2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t_utils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_load</text:p>
          </table:table-cell>
          <table:table-cell office:value-type="float" office:value="0.875" table:style-name="ce1">
            <text:p>0.8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2_load</text:p>
          </table:table-cell>
          <table:table-cell office:value-type="float" office:value="0.90100000000000002" table:style-name="ce1">
            <text:p>0.9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3_load</text:p>
          </table:table-cell>
          <table:table-cell office:value-type="float" office:value="0.91400000000000003" table:style-name="ce1">
            <text:p>0.9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4_load</text:p>
          </table:table-cell>
          <table:table-cell office:value-type="float" office:value="1.363" table:style-name="ce1">
            <text:p>1.3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5_load</text:p>
          </table:table-cell>
          <table:table-cell office:value-type="float" office:value="0.35499999999999998" table:style-name="ce1">
            <text:p>0.3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6_load</text:p>
          </table:table-cell>
          <table:table-cell office:value-type="float" office:value="1.246" table:style-name="ce1">
            <text:p>1.2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7_load</text:p>
          </table:table-cell>
          <table:table-cell office:value-type="float" office:value="1.252" table:style-name="ce1">
            <text:p>1.2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8_load</text:p>
          </table:table-cell>
          <table:table-cell office:value-type="float" office:value="1.1639999999999999" table:style-name="ce1">
            <text:p>1.1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9_load</text:p>
          </table:table-cell>
          <table:table-cell office:value-type="float" office:value="1.0329999999999999" table:style-name="ce1">
            <text:p>1.0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0_load</text:p>
          </table:table-cell>
          <table:table-cell office:value-type="float" office:value="0.93900000000000006" table:style-name="ce1">
            <text:p>0.9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1_load</text:p>
          </table:table-cell>
          <table:table-cell office:value-type="float" office:value="0.34200000000000003" table:style-name="ce1">
            <text:p>0.3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2_load</text:p>
          </table:table-cell>
          <table:table-cell office:value-type="float" office:value="0.19400000000000001" table:style-name="ce1">
            <text:p>0.19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3_load</text:p>
          </table:table-cell>
          <table:table-cell office:value-type="float" office:value="0.19900000000000001" table:style-name="ce1">
            <text:p>0.1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4_load</text:p>
          </table:table-cell>
          <table:table-cell office:value-type="float" office:value="0.16300000000000001" table:style-name="ce1">
            <text:p>0.1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5_load</text:p>
          </table:table-cell>
          <table:table-cell office:value-type="float" office:value="0.29470000000000002" table:style-name="ce1">
            <text:p>0.29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6_load</text:p>
          </table:table-cell>
          <table:table-cell office:value-type="float" office:value="0.35699999999999998" table:style-name="ce1">
            <text:p>0.3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7_load</text:p>
          </table:table-cell>
          <table:table-cell office:value-type="float" office:value="0.314" table:style-name="ce1">
            <text:p>0.3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8_load</text:p>
          </table:table-cell>
          <table:table-cell office:value-type="float" office:value="0.27200000000000002" table:style-name="ce1">
            <text:p>0.2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19_load</text:p>
          </table:table-cell>
          <table:table-cell office:value-type="float" office:value="0.51600000000000001" table:style-name="ce1">
            <text:p>0.5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20_load</text:p>
          </table:table-cell>
          <table:table-cell office:value-type="float" office:value="0.58810000000000007" table:style-name="ce1">
            <text:p>0.58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A_21_load</text:p>
          </table:table-cell>
          <table:table-cell office:value-type="float" office:value="0.70200000000000007" table:style-name="ce1">
            <text:p>0.7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_load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_load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_load</text:p>
          </table:table-cell>
          <table:table-cell office:value-type="float" office:value="7.1000000000000005" table:style-name="ce1">
            <text:p>7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_load</text:p>
          </table:table-cell>
          <table:table-cell office:value-type="float" office:value="7.1000000000000005" table:style-name="ce1">
            <text:p>7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5_load</text:p>
          </table:table-cell>
          <table:table-cell office:value-type="float" office:value="3.5" table:style-name="ce1">
            <text:p>3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6_load</text:p>
          </table:table-cell>
          <table:table-cell office:value-type="float" office:value="1.1000000000000001" table:style-name="ce1">
            <text:p>1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7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8_load</text:p>
          </table:table-cell>
          <table:table-cell office:value-type="float" office:value="2.5" table:style-name="ce1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9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0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1_load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2_load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3_load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4_load</text:p>
          </table:table-cell>
          <table:table-cell office:value-type="float" office:value="0.6" table:style-name="ce1">
            <text:p>0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5_load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6_load</text:p>
          </table:table-cell>
          <table:table-cell office:value-type="float" office:value="2.7469999999999999" table:style-name="ce1">
            <text:p>2.7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7_load</text:p>
          </table:table-cell>
          <table:table-cell office:value-type="float" office:value="18.690999999999999" table:style-name="ce1">
            <text:p>18.6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8_load</text:p>
          </table:table-cell>
          <table:table-cell office:value-type="float" office:value="1.7610000000000001" table:style-name="ce1">
            <text:p>1.7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19_load</text:p>
          </table:table-cell>
          <table:table-cell office:value-type="float" office:value="1.2290000000000001" table:style-name="ce1">
            <text:p>1.2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0_load</text:p>
          </table:table-cell>
          <table:table-cell office:value-type="float" office:value="3.496" table:style-name="ce1">
            <text:p>3.4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1_load</text:p>
          </table:table-cell>
          <table:table-cell office:value-type="float" office:value="1.919" table:style-name="ce1">
            <text:p>1.9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2_load</text:p>
          </table:table-cell>
          <table:table-cell office:value-type="float" office:value="0.65900000000000003" table:style-name="ce1">
            <text:p>0.6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3_load</text:p>
          </table:table-cell>
          <table:table-cell office:value-type="float" office:value="1.077" table:style-name="ce1">
            <text:p>1.0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4_load</text:p>
          </table:table-cell>
          <table:table-cell office:value-type="float" office:value="1.163" table:style-name="ce1">
            <text:p>1.1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5_load</text:p>
          </table:table-cell>
          <table:table-cell office:value-type="float" office:value="1.5150000000000001" table:style-name="ce1">
            <text:p>1.5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6_load</text:p>
          </table:table-cell>
          <table:table-cell office:value-type="float" office:value="7.5970000000000004" table:style-name="ce1">
            <text:p>7.5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7_load</text:p>
          </table:table-cell>
          <table:table-cell office:value-type="float" office:value="6.46" table:style-name="ce1">
            <text:p>6.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8_load</text:p>
          </table:table-cell>
          <table:table-cell office:value-type="float" office:value="4.2460000000000004" table:style-name="ce1">
            <text:p>4.2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29_load</text:p>
          </table:table-cell>
          <table:table-cell office:value-type="float" office:value="2.0150000000000001" table:style-name="ce1">
            <text:p>2.0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0_load</text:p>
          </table:table-cell>
          <table:table-cell office:value-type="float" office:value="0.60799999999999998" table:style-name="ce1">
            <text:p>0.6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1_load</text:p>
          </table:table-cell>
          <table:table-cell office:value-type="float" office:value="1.9350000000000001" table:style-name="ce1">
            <text:p>1.9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2_load</text:p>
          </table:table-cell>
          <table:table-cell office:value-type="float" office:value="2.0260000000000002" table:style-name="ce1">
            <text:p>2.0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3_load</text:p>
          </table:table-cell>
          <table:table-cell office:value-type="float" office:value="1.135" table:style-name="ce1">
            <text:p>1.1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4_load</text:p>
          </table:table-cell>
          <table:table-cell office:value-type="float" office:value="1.0190000000000001" table:style-name="ce1">
            <text:p>1.0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5_load</text:p>
          </table:table-cell>
          <table:table-cell office:value-type="float" office:value="1.343" table:style-name="ce1">
            <text:p>1.3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6_load</text:p>
          </table:table-cell>
          <table:table-cell office:value-type="float" office:value="1.206" table:style-name="ce1">
            <text:p>1.2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7_load</text:p>
          </table:table-cell>
          <table:table-cell office:value-type="float" office:value="2.5870000000000002" table:style-name="ce1">
            <text:p>2.5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8_load</text:p>
          </table:table-cell>
          <table:table-cell office:value-type="float" office:value="0.98099999999999998" table:style-name="ce1">
            <text:p>0.9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39_load</text:p>
          </table:table-cell>
          <table:table-cell office:value-type="float" office:value="0.71399999999999997" table:style-name="ce1">
            <text:p>0.7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0_load</text:p>
          </table:table-cell>
          <table:table-cell office:value-type="float" office:value="0.57899999999999996" table:style-name="ce1">
            <text:p>0.5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1_load</text:p>
          </table:table-cell>
          <table:table-cell office:value-type="float" office:value="0.50900000000000001" table:style-name="ce1">
            <text:p>0.5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2_load</text:p>
          </table:table-cell>
          <table:table-cell office:value-type="float" office:value="0.66700000000000004" table:style-name="ce1">
            <text:p>0.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3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4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5_load</text:p>
          </table:table-cell>
          <table:table-cell office:value-type="float" office:value="6.4" table:style-name="ce1">
            <text:p>6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6_load</text:p>
          </table:table-cell>
          <table:table-cell office:value-type="float" office:value="4.0369999999999999" table:style-name="ce1">
            <text:p>4.0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7_load</text:p>
          </table:table-cell>
          <table:table-cell office:value-type="float" office:value="3.3460000000000001" table:style-name="ce1">
            <text:p>3.3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8_load</text:p>
          </table:table-cell>
          <table:table-cell office:value-type="float" office:value="6.0060000000000002" table:style-name="ce1">
            <text:p>6.0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B_49_load</text:p>
          </table:table-cell>
          <table:table-cell office:value-type="float" office:value="0.309" table:style-name="ce1">
            <text:p>0.3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_load</text:p>
          </table:table-cell>
          <table:table-cell office:value-type="float" office:value="8.9239999999999995" table:style-name="ce1">
            <text:p>8.9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_load</text:p>
          </table:table-cell>
          <table:table-cell office:value-type="float" office:value="0.38" table:style-name="ce1">
            <text:p>0.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_load</text:p>
          </table:table-cell>
          <table:table-cell office:value-type="float" office:value="0.66700000000000004" table:style-name="ce1">
            <text:p>0.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_load</text:p>
          </table:table-cell>
          <table:table-cell office:value-type="float" office:value="0.64" table:style-name="ce1">
            <text:p>0.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5_load</text:p>
          </table:table-cell>
          <table:table-cell office:value-type="float" office:value="0.45400000000000001" table:style-name="ce1">
            <text:p>0.4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6_load</text:p>
          </table:table-cell>
          <table:table-cell office:value-type="float" office:value="1.657" table:style-name="ce1">
            <text:p>1.6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7_load</text:p>
          </table:table-cell>
          <table:table-cell office:value-type="float" office:value="0.52300000000000002" table:style-name="ce1">
            <text:p>0.5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8_load</text:p>
          </table:table-cell>
          <table:table-cell office:value-type="float" office:value="0.81" table:style-name="ce1">
            <text:p>0.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9_load</text:p>
          </table:table-cell>
          <table:table-cell office:value-type="float" office:value="9.2000000000000011" table:style-name="ce1">
            <text:p>9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0_load</text:p>
          </table:table-cell>
          <table:table-cell office:value-type="float" office:value="15.322000000000001" table:style-name="ce1">
            <text:p>15.3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1_load</text:p>
          </table:table-cell>
          <table:table-cell office:value-type="float" office:value="0.40400000000000003" table:style-name="ce1">
            <text:p>0.4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2_load</text:p>
          </table:table-cell>
          <table:table-cell office:value-type="float" office:value="0.55600000000000005" table:style-name="ce1">
            <text:p>0.5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3_load</text:p>
          </table:table-cell>
          <table:table-cell office:value-type="float" office:value="0.51400000000000001" table:style-name="ce1">
            <text:p>0.5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4_load</text:p>
          </table:table-cell>
          <table:table-cell office:value-type="float" office:value="0.33" table:style-name="ce1">
            <text:p>0.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5_load</text:p>
          </table:table-cell>
          <table:table-cell office:value-type="float" office:value="0.58299999999999996" table:style-name="ce1">
            <text:p>0.5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6_load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7_load</text:p>
          </table:table-cell>
          <table:table-cell office:value-type="float" office:value="0.34800000000000003" table:style-name="ce1">
            <text:p>0.3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8_load</text:p>
          </table:table-cell>
          <table:table-cell office:value-type="float" office:value="13.97" table:style-name="ce1">
            <text:p>13.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19_load</text:p>
          </table:table-cell>
          <table:table-cell office:value-type="float" office:value="0.56300000000000006" table:style-name="ce1">
            <text:p>0.5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0_load</text:p>
          </table:table-cell>
          <table:table-cell office:value-type="float" office:value="0.65500000000000003" table:style-name="ce1">
            <text:p>0.6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1_load</text:p>
          </table:table-cell>
          <table:table-cell office:value-type="float" office:value="6.6989999999999998" table:style-name="ce1">
            <text:p>6.6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2_load</text:p>
          </table:table-cell>
          <table:table-cell office:value-type="float" office:value="3.0380000000000003" table:style-name="ce1">
            <text:p>3.0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3_load</text:p>
          </table:table-cell>
          <table:table-cell office:value-type="float" office:value="3.0380000000000003" table:style-name="ce1">
            <text:p>3.0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4_load</text:p>
          </table:table-cell>
          <table:table-cell office:value-type="float" office:value="0.33800000000000002" table:style-name="ce1">
            <text:p>0.3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5_load</text:p>
          </table:table-cell>
          <table:table-cell office:value-type="float" office:value="0.26" table:style-name="ce1">
            <text:p>0.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6_load</text:p>
          </table:table-cell>
          <table:table-cell office:value-type="float" office:value="0.98399999999999999" table:style-name="ce1">
            <text:p>0.9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7_load</text:p>
          </table:table-cell>
          <table:table-cell office:value-type="float" office:value="0.85199999999999998" table:style-name="ce1">
            <text:p>0.8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8_load</text:p>
          </table:table-cell>
          <table:table-cell office:value-type="float" office:value="1.6560000000000001" table:style-name="ce1">
            <text:p>1.6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29_load</text:p>
          </table:table-cell>
          <table:table-cell office:value-type="float" office:value="0.98399999999999999" table:style-name="ce1">
            <text:p>0.9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0_load</text:p>
          </table:table-cell>
          <table:table-cell office:value-type="float" office:value="0.85199999999999998" table:style-name="ce1">
            <text:p>0.8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1_load</text:p>
          </table:table-cell>
          <table:table-cell office:value-type="float" office:value="1.6560000000000001" table:style-name="ce1">
            <text:p>1.6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2_load</text:p>
          </table:table-cell>
          <table:table-cell office:value-type="float" office:value="3.5500000000000003" table:style-name="ce1">
            <text:p>3.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3_load</text:p>
          </table:table-cell>
          <table:table-cell office:value-type="float" office:value="6.34" table:style-name="ce1">
            <text:p>6.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4_load</text:p>
          </table:table-cell>
          <table:table-cell office:value-type="float" office:value="4.7" table:style-name="ce1">
            <text:p>4.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5_load</text:p>
          </table:table-cell>
          <table:table-cell office:value-type="float" office:value="4.2750000000000004" table:style-name="ce1">
            <text:p>4.2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6_load</text:p>
          </table:table-cell>
          <table:table-cell office:value-type="float" office:value="1.514" table:style-name="ce1">
            <text:p>1.5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7_load</text:p>
          </table:table-cell>
          <table:table-cell office:value-type="float" office:value="2.09" table:style-name="ce1">
            <text:p>2.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8_load</text:p>
          </table:table-cell>
          <table:table-cell office:value-type="float" office:value="1.788" table:style-name="ce1">
            <text:p>1.7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39_load</text:p>
          </table:table-cell>
          <table:table-cell office:value-type="float" office:value="0.61399999999999999" table:style-name="ce1">
            <text:p>0.6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0_load</text:p>
          </table:table-cell>
          <table:table-cell office:value-type="float" office:value="10.288" table:style-name="ce1">
            <text:p>10.2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1_load</text:p>
          </table:table-cell>
          <table:table-cell office:value-type="float" office:value="2.96" table:style-name="ce1">
            <text:p>2.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2_load</text:p>
          </table:table-cell>
          <table:table-cell office:value-type="float" office:value="2.96" table:style-name="ce1">
            <text:p>2.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3_load</text:p>
          </table:table-cell>
          <table:table-cell office:value-type="float" office:value="2.96" table:style-name="ce1">
            <text:p>2.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4_load</text:p>
          </table:table-cell>
          <table:table-cell office:value-type="float" office:value="8.7000000000000011" table:style-name="ce1">
            <text:p>8.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5_load</text:p>
          </table:table-cell>
          <table:table-cell office:value-type="float" office:value="26.1" table:style-name="ce1">
            <text:p>26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6_load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C_47_load</text:p>
          </table:table-cell>
          <table:table-cell office:value-type="float" office:value="12.704000000000001" table:style-name="ce1">
            <text:p>12.7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_load</text:p>
          </table:table-cell>
          <table:table-cell office:value-type="float" office:value="0.63900000000000001" table:style-name="ce1">
            <text:p>0.6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_load</text:p>
          </table:table-cell>
          <table:table-cell office:value-type="float" office:value="1.333" table:style-name="ce1">
            <text:p>1.3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_load</text:p>
          </table:table-cell>
          <table:table-cell office:value-type="float" office:value="0.63500000000000001" table:style-name="ce1">
            <text:p>0.6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_load</text:p>
          </table:table-cell>
          <table:table-cell office:value-type="float" office:value="4.5819999999999999" table:style-name="ce1">
            <text:p>4.5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_load</text:p>
          </table:table-cell>
          <table:table-cell office:value-type="float" office:value="0.83799999999999997" table:style-name="ce1">
            <text:p>0.8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_load</text:p>
          </table:table-cell>
          <table:table-cell office:value-type="float" office:value="2.6970000000000001" table:style-name="ce1">
            <text:p>2.6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_load</text:p>
          </table:table-cell>
          <table:table-cell office:value-type="float" office:value="0.94400000000000006" table:style-name="ce1">
            <text:p>0.9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_load</text:p>
          </table:table-cell>
          <table:table-cell office:value-type="float" office:value="0.86099999999999999" table:style-name="ce1">
            <text:p>0.8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_load</text:p>
          </table:table-cell>
          <table:table-cell office:value-type="float" office:value="3.15" table:style-name="ce1">
            <text:p>3.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0_load</text:p>
          </table:table-cell>
          <table:table-cell office:value-type="float" office:value="3.2549999999999999" table:style-name="ce1">
            <text:p>3.2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1_load</text:p>
          </table:table-cell>
          <table:table-cell office:value-type="float" office:value="2.306" table:style-name="ce1">
            <text:p>2.3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2_load</text:p>
          </table:table-cell>
          <table:table-cell office:value-type="float" office:value="2.468" table:style-name="ce1">
            <text:p>2.4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3_load</text:p>
          </table:table-cell>
          <table:table-cell office:value-type="float" office:value="2.3359999999999999" table:style-name="ce1">
            <text:p>2.3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4_load</text:p>
          </table:table-cell>
          <table:table-cell office:value-type="float" office:value="3.3570000000000002" table:style-name="ce1">
            <text:p>3.3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5_load</text:p>
          </table:table-cell>
          <table:table-cell office:value-type="float" office:value="0.32900000000000001" table:style-name="ce1">
            <text:p>0.3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6_load</text:p>
          </table:table-cell>
          <table:table-cell office:value-type="float" office:value="0.89900000000000002" table:style-name="ce1">
            <text:p>0.8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7_load</text:p>
          </table:table-cell>
          <table:table-cell office:value-type="float" office:value="22.41" table:style-name="ce1">
            <text:p>22.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8_load</text:p>
          </table:table-cell>
          <table:table-cell office:value-type="float" office:value="0.68800000000000006" table:style-name="ce1">
            <text:p>0.6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9_load</text:p>
          </table:table-cell>
          <table:table-cell office:value-type="float" office:value="1.0309999999999999" table:style-name="ce1">
            <text:p>1.0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0_load</text:p>
          </table:table-cell>
          <table:table-cell office:value-type="float" office:value="0.66700000000000004" table:style-name="ce1">
            <text:p>0.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1_load</text:p>
          </table:table-cell>
          <table:table-cell office:value-type="float" office:value="1.046" table:style-name="ce1">
            <text:p>1.0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2_load</text:p>
          </table:table-cell>
          <table:table-cell office:value-type="float" office:value="2.3770000000000002" table:style-name="ce1">
            <text:p>2.3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3_load</text:p>
          </table:table-cell>
          <table:table-cell office:value-type="float" office:value="3.875" table:style-name="ce1">
            <text:p>3.8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4_load</text:p>
          </table:table-cell>
          <table:table-cell office:value-type="float" office:value="1.49" table:style-name="ce1">
            <text:p>1.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5_load</text:p>
          </table:table-cell>
          <table:table-cell office:value-type="float" office:value="0.29899999999999999" table:style-name="ce1">
            <text:p>0.2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6_load</text:p>
          </table:table-cell>
          <table:table-cell office:value-type="float" office:value="2.19" table:style-name="ce1">
            <text:p>2.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7_load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8_load</text:p>
          </table:table-cell>
          <table:table-cell office:value-type="float" office:value="1.7010000000000001" table:style-name="ce1">
            <text:p>1.7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29_load</text:p>
          </table:table-cell>
          <table:table-cell office:value-type="float" office:value="1.8660000000000001" table:style-name="ce1">
            <text:p>1.8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0_load</text:p>
          </table:table-cell>
          <table:table-cell office:value-type="float" office:value="3.8759999999999999" table:style-name="ce1">
            <text:p>3.8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1_load</text:p>
          </table:table-cell>
          <table:table-cell office:value-type="float" office:value="29.624000000000002" table:style-name="ce1">
            <text:p>29.6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2_load</text:p>
          </table:table-cell>
          <table:table-cell office:value-type="float" office:value="18.785" table:style-name="ce1">
            <text:p>18.7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3_load</text:p>
          </table:table-cell>
          <table:table-cell office:value-type="float" office:value="13.353" table:style-name="ce1">
            <text:p>13.3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4_load</text:p>
          </table:table-cell>
          <table:table-cell office:value-type="float" office:value="16.670000000000002" table:style-name="ce1">
            <text:p>16.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5_load</text:p>
          </table:table-cell>
          <table:table-cell office:value-type="float" office:value="12.61" table:style-name="ce1">
            <text:p>12.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6_load</text:p>
          </table:table-cell>
          <table:table-cell office:value-type="float" office:value="8.5500000000000007" table:style-name="ce1">
            <text:p>8.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7_load</text:p>
          </table:table-cell>
          <table:table-cell office:value-type="float" office:value="8.2799999999999994" table:style-name="ce1">
            <text:p>8.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8_load</text:p>
          </table:table-cell>
          <table:table-cell office:value-type="float" office:value="0.57000000000000006" table:style-name="ce1">
            <text:p>0.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39_load</text:p>
          </table:table-cell>
          <table:table-cell office:value-type="float" office:value="0.76600000000000001" table:style-name="ce1">
            <text:p>0.7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0_load</text:p>
          </table:table-cell>
          <table:table-cell office:value-type="float" office:value="4.5389999999999997" table:style-name="ce1">
            <text:p>4.5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1_load</text:p>
          </table:table-cell>
          <table:table-cell office:value-type="float" office:value="4.28" table:style-name="ce1">
            <text:p>4.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2_load</text:p>
          </table:table-cell>
          <table:table-cell office:value-type="float" office:value="4.59" table:style-name="ce1">
            <text:p>4.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3_load</text:p>
          </table:table-cell>
          <table:table-cell office:value-type="float" office:value="4.4800000000000004" table:style-name="ce1">
            <text:p>4.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4_load</text:p>
          </table:table-cell>
          <table:table-cell office:value-type="float" office:value="1.21" table:style-name="ce1">
            <text:p>1.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5_load</text:p>
          </table:table-cell>
          <table:table-cell office:value-type="float" office:value="4.0549999999999997" table:style-name="ce1">
            <text:p>4.0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6_load</text:p>
          </table:table-cell>
          <table:table-cell office:value-type="float" office:value="0.872" table:style-name="ce1">
            <text:p>0.8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7_load</text:p>
          </table:table-cell>
          <table:table-cell office:value-type="float" office:value="0.47300000000000003" table:style-name="ce1">
            <text:p>0.4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8_load</text:p>
          </table:table-cell>
          <table:table-cell office:value-type="float" office:value="0.27900000000000003" table:style-name="ce1">
            <text:p>0.2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49_load</text:p>
          </table:table-cell>
          <table:table-cell office:value-type="float" office:value="2.964" table:style-name="ce1">
            <text:p>2.9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0_load</text:p>
          </table:table-cell>
          <table:table-cell office:value-type="float" office:value="0.79600000000000004" table:style-name="ce1">
            <text:p>0.7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1_load</text:p>
          </table:table-cell>
          <table:table-cell office:value-type="float" office:value="0.44900000000000001" table:style-name="ce1">
            <text:p>0.4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2_load</text:p>
          </table:table-cell>
          <table:table-cell office:value-type="float" office:value="0.26500000000000001" table:style-name="ce1">
            <text:p>0.2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3_load</text:p>
          </table:table-cell>
          <table:table-cell office:value-type="float" office:value="2.8140000000000001" table:style-name="ce1">
            <text:p>2.8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4_load</text:p>
          </table:table-cell>
          <table:table-cell office:value-type="float" office:value="8.32" table:style-name="ce1">
            <text:p>8.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5_load</text:p>
          </table:table-cell>
          <table:table-cell office:value-type="float" office:value="2.93" table:style-name="ce1">
            <text:p>2.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6_load</text:p>
          </table:table-cell>
          <table:table-cell office:value-type="float" office:value="2.84" table:style-name="ce1">
            <text:p>2.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7_load</text:p>
          </table:table-cell>
          <table:table-cell office:value-type="float" office:value="1.01" table:style-name="ce1">
            <text:p>1.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8_load</text:p>
          </table:table-cell>
          <table:table-cell office:value-type="float" office:value="1.2350000000000001" table:style-name="ce1">
            <text:p>1.2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59_load</text:p>
          </table:table-cell>
          <table:table-cell office:value-type="float" office:value="2.08" table:style-name="ce1">
            <text:p>2.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0_load</text:p>
          </table:table-cell>
          <table:table-cell office:value-type="float" office:value="1.49" table:style-name="ce1">
            <text:p>1.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1_load</text:p>
          </table:table-cell>
          <table:table-cell office:value-type="float" office:value="2.34" table:style-name="ce1">
            <text:p>2.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2_load</text:p>
          </table:table-cell>
          <table:table-cell office:value-type="float" office:value="5.9359999999999999" table:style-name="ce1">
            <text:p>5.9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3_load</text:p>
          </table:table-cell>
          <table:table-cell office:value-type="float" office:value="0.46400000000000002" table:style-name="ce1">
            <text:p>0.4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4_load</text:p>
          </table:table-cell>
          <table:table-cell office:value-type="float" office:value="0.61" table:style-name="ce1">
            <text:p>0.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5_load</text:p>
          </table:table-cell>
          <table:table-cell office:value-type="float" office:value="6.07" table:style-name="ce1">
            <text:p>6.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6_load</text:p>
          </table:table-cell>
          <table:table-cell office:value-type="float" office:value="2.16" table:style-name="ce1">
            <text:p>2.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7_load</text:p>
          </table:table-cell>
          <table:table-cell office:value-type="float" office:value="1.25" table:style-name="ce1">
            <text:p>1.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8_load</text:p>
          </table:table-cell>
          <table:table-cell office:value-type="float" office:value="0.64500000000000002" table:style-name="ce1">
            <text:p>0.6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69_load</text:p>
          </table:table-cell>
          <table:table-cell office:value-type="float" office:value="11.16" table:style-name="ce1">
            <text:p>11.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0_load</text:p>
          </table:table-cell>
          <table:table-cell office:value-type="float" office:value="10.82" table:style-name="ce1">
            <text:p>10.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1_load</text:p>
          </table:table-cell>
          <table:table-cell office:value-type="float" office:value="16.600000000000001" table:style-name="ce1">
            <text:p>16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2_load</text:p>
          </table:table-cell>
          <table:table-cell office:value-type="float" office:value="19.59" table:style-name="ce1">
            <text:p>19.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3_load</text:p>
          </table:table-cell>
          <table:table-cell office:value-type="float" office:value="0.71" table:style-name="ce1">
            <text:p>0.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4_load</text:p>
          </table:table-cell>
          <table:table-cell office:value-type="float" office:value="0.41000000000000003" table:style-name="ce1">
            <text:p>0.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5_load</text:p>
          </table:table-cell>
          <table:table-cell office:value-type="float" office:value="0.32" table:style-name="ce1">
            <text:p>0.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6_load</text:p>
          </table:table-cell>
          <table:table-cell office:value-type="float" office:value="1.3380000000000001" table:style-name="ce1">
            <text:p>1.3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7_load</text:p>
          </table:table-cell>
          <table:table-cell office:value-type="float" office:value="0.33" table:style-name="ce1">
            <text:p>0.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8_load</text:p>
          </table:table-cell>
          <table:table-cell office:value-type="float" office:value="0.85" table:style-name="ce1">
            <text:p>0.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79_load</text:p>
          </table:table-cell>
          <table:table-cell office:value-type="float" office:value="3.5100000000000002" table:style-name="ce1">
            <text:p>3.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0_load</text:p>
          </table:table-cell>
          <table:table-cell office:value-type="float" office:value="3.09" table:style-name="ce1">
            <text:p>3.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1_load</text:p>
          </table:table-cell>
          <table:table-cell office:value-type="float" office:value="2.91" table:style-name="ce1">
            <text:p>2.9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2_load</text:p>
          </table:table-cell>
          <table:table-cell office:value-type="float" office:value="21.23" table:style-name="ce1">
            <text:p>21.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3_load</text:p>
          </table:table-cell>
          <table:table-cell office:value-type="float" office:value="21.7" table:style-name="ce1">
            <text:p>21.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4_load</text:p>
          </table:table-cell>
          <table:table-cell office:value-type="float" office:value="0.79" table:style-name="ce1">
            <text:p>0.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5_load</text:p>
          </table:table-cell>
          <table:table-cell office:value-type="float" office:value="0.85" table:style-name="ce1">
            <text:p>0.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6_load</text:p>
          </table:table-cell>
          <table:table-cell office:value-type="float" office:value="7.1400000000000015" table:style-name="ce1">
            <text:p>7.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7_load</text:p>
          </table:table-cell>
          <table:table-cell office:value-type="float" office:value="17.64" table:style-name="ce1">
            <text:p>17.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8_load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89_load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0_load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1_load</text:p>
          </table:table-cell>
          <table:table-cell office:value-type="float" office:value="1.3" table:style-name="ce1">
            <text:p>1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2_load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3_load</text:p>
          </table:table-cell>
          <table:table-cell office:value-type="float" office:value="1.6" table:style-name="ce1">
            <text:p>1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4_load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5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6_load</text:p>
          </table:table-cell>
          <table:table-cell office:value-type="float" office:value="0.8" table:style-name="ce1">
            <text:p>0.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7_load</text:p>
          </table:table-cell>
          <table:table-cell office:value-type="float" office:value="50.800000000000004" table:style-name="ce1">
            <text:p>50.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8_load</text:p>
          </table:table-cell>
          <table:table-cell office:value-type="float" office:value="27.3" table:style-name="ce1">
            <text:p>27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99_load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00_load</text:p>
          </table:table-cell>
          <table:table-cell office:value-type="float" office:value="64.599999999999994" table:style-name="ce1">
            <text:p>64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01_load</text:p>
          </table:table-cell>
          <table:table-cell office:value-type="float" office:value="13.5" table:style-name="ce1">
            <text:p>13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D_102_load</text:p>
          </table:table-cell>
          <table:table-cell office:value-type="float" office:value="21.805" table:style-name="ce1">
            <text:p>21.8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_load</text:p>
          </table:table-cell>
          <table:table-cell office:value-type="float" office:value="0.94400000000000006" table:style-name="ce1">
            <text:p>0.9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_load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_load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_load</text:p>
          </table:table-cell>
          <table:table-cell office:value-type="float" office:value="3.1E-2" table:style-name="ce1">
            <text:p>0.0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5_load</text:p>
          </table:table-cell>
          <table:table-cell office:value-type="float" office:value="0.82671957671957674" table:style-name="ce1">
            <text:p>0.8267195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6_load</text:p>
          </table:table-cell>
          <table:table-cell office:value-type="float" office:value="0.99206349206349209" table:style-name="ce1">
            <text:p>0.9920634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7_load</text:p>
          </table:table-cell>
          <table:table-cell office:value-type="float" office:value="0.66137566137566139" table:style-name="ce1">
            <text:p>0.6613756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8_load</text:p>
          </table:table-cell>
          <table:table-cell office:value-type="float" office:value="0.89700000000000002" table:style-name="ce1">
            <text:p>0.8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9_load</text:p>
          </table:table-cell>
          <table:table-cell office:value-type="float" office:value="2.9761904761904758" table:style-name="ce1">
            <text:p>2.9761904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0_load</text:p>
          </table:table-cell>
          <table:table-cell office:value-type="float" office:value="0.29761904761904762" table:style-name="ce1">
            <text:p>0.2976190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1_load</text:p>
          </table:table-cell>
          <table:table-cell office:value-type="float" office:value="3.6375661375661372" table:style-name="ce1">
            <text:p>3.6375661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2_load</text:p>
          </table:table-cell>
          <table:table-cell office:value-type="float" office:value="1.3227513227513228" table:style-name="ce1">
            <text:p>1.3227513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3_load</text:p>
          </table:table-cell>
          <table:table-cell office:value-type="float" office:value="1.4880952380952379" table:style-name="ce1">
            <text:p>1.4880952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4_load</text:p>
          </table:table-cell>
          <table:table-cell office:value-type="float" office:value="0.49603174603174605" table:style-name="ce1">
            <text:p>0.4960317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5_load</text:p>
          </table:table-cell>
          <table:table-cell office:value-type="float" office:value="2.1494708994708995" table:style-name="ce1">
            <text:p>2.1494708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6_load</text:p>
          </table:table-cell>
          <table:table-cell office:value-type="float" office:value="2.4801587301587302" table:style-name="ce1">
            <text:p>2.480158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7_load</text:p>
          </table:table-cell>
          <table:table-cell office:value-type="float" office:value="0.29761904761904762" table:style-name="ce1">
            <text:p>0.2976190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8_load</text:p>
          </table:table-cell>
          <table:table-cell office:value-type="float" office:value="0.26455026455026454" table:style-name="ce1">
            <text:p>0.2645502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19_load</text:p>
          </table:table-cell>
          <table:table-cell office:value-type="float" office:value="12.731481481481483" table:style-name="ce1">
            <text:p>12.731481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0_load</text:p>
          </table:table-cell>
          <table:table-cell office:value-type="float" office:value="0.3306878306878307" table:style-name="ce1">
            <text:p>0.3306878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1_load</text:p>
          </table:table-cell>
          <table:table-cell office:value-type="float" office:value="0.64200000000000002" table:style-name="ce1">
            <text:p>0.6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2_load</text:p>
          </table:table-cell>
          <table:table-cell office:value-type="float" office:value="2.5" table:style-name="ce1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3_load</text:p>
          </table:table-cell>
          <table:table-cell office:value-type="float" office:value="0.59523809523809523" table:style-name="ce1">
            <text:p>0.5952380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4_load</text:p>
          </table:table-cell>
          <table:table-cell office:value-type="float" office:value="3.1E-2" table:style-name="ce1">
            <text:p>0.0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5_load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6_load</text:p>
          </table:table-cell>
          <table:table-cell office:value-type="float" office:value="1.6534391534391535" table:style-name="ce1">
            <text:p>1.6534391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7_load</text:p>
          </table:table-cell>
          <table:table-cell office:value-type="float" office:value="3.6375661375661372" table:style-name="ce1">
            <text:p>3.6375661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8_load</text:p>
          </table:table-cell>
          <table:table-cell office:value-type="float" office:value="6.6137566137566139" table:style-name="ce1">
            <text:p>6.6137566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29_load</text:p>
          </table:table-cell>
          <table:table-cell office:value-type="float" office:value="7.2751322751322745" table:style-name="ce1">
            <text:p>7.2751322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0_load</text:p>
          </table:table-cell>
          <table:table-cell office:value-type="float" office:value="2.4801587301587302" table:style-name="ce1">
            <text:p>2.480158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1_load</text:p>
          </table:table-cell>
          <table:table-cell office:value-type="float" office:value="0.49603174603174605" table:style-name="ce1">
            <text:p>0.4960317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2_load</text:p>
          </table:table-cell>
          <table:table-cell office:value-type="float" office:value="2.6455026455026456" table:style-name="ce1">
            <text:p>2.6455026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3_load</text:p>
          </table:table-cell>
          <table:table-cell office:value-type="float" office:value="0.3306878306878307" table:style-name="ce1">
            <text:p>0.3306878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4_load</text:p>
          </table:table-cell>
          <table:table-cell office:value-type="float" office:value="0.49603174603174605" table:style-name="ce1">
            <text:p>0.4960317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5_load</text:p>
          </table:table-cell>
          <table:table-cell office:value-type="float" office:value="1.7368386243386242" table:style-name="ce1">
            <text:p>1.7368386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6_load</text:p>
          </table:table-cell>
          <table:table-cell office:value-type="float" office:value="0.77229999999999999" table:style-name="ce1">
            <text:p>0.77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7_load</text:p>
          </table:table-cell>
          <table:table-cell office:value-type="float" office:value="0.3306878306878307" table:style-name="ce1">
            <text:p>0.3306878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8_load</text:p>
          </table:table-cell>
          <table:table-cell office:value-type="float" office:value="2.3148148148148149" table:style-name="ce1">
            <text:p>2.3148148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39_load</text:p>
          </table:table-cell>
          <table:table-cell office:value-type="float" office:value="0.3306878306878307" table:style-name="ce1">
            <text:p>0.3306878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0_load</text:p>
          </table:table-cell>
          <table:table-cell office:value-type="float" office:value="7.0105820105820102" table:style-name="ce1">
            <text:p>7.0105820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1_load</text:p>
          </table:table-cell>
          <table:table-cell office:value-type="float" office:value="0.49603174603174605" table:style-name="ce1">
            <text:p>0.4960317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2_load</text:p>
          </table:table-cell>
          <table:table-cell office:value-type="float" office:value="2.3370000000000002" table:style-name="ce1">
            <text:p>2.3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3_load</text:p>
          </table:table-cell>
          <table:table-cell office:value-type="float" office:value="0.4" table:style-name="ce1">
            <text:p>0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4_load</text:p>
          </table:table-cell>
          <table:table-cell office:value-type="float" office:value="0.5621693121693121" table:style-name="ce1">
            <text:p>0.5621693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5_load</text:p>
          </table:table-cell>
          <table:table-cell office:value-type="float" office:value="3.9682539682539684" table:style-name="ce1">
            <text:p>3.9682539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6_load</text:p>
          </table:table-cell>
          <table:table-cell office:value-type="float" office:value="0.49603174603174605" table:style-name="ce1">
            <text:p>0.4960317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7_load</text:p>
          </table:table-cell>
          <table:table-cell office:value-type="float" office:value="1.64510582010582" table:style-name="ce1">
            <text:p>1.645105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8_load</text:p>
          </table:table-cell>
          <table:table-cell office:value-type="float" office:value="0.3968253968253968" table:style-name="ce1">
            <text:p>0.3968253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49_load</text:p>
          </table:table-cell>
          <table:table-cell office:value-type="float" office:value="0.72751322751322756" table:style-name="ce1">
            <text:p>0.7275132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50_load</text:p>
          </table:table-cell>
          <table:table-cell office:value-type="float" office:value="0.26455026455026454" table:style-name="ce1">
            <text:p>0.2645502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51_load</text:p>
          </table:table-cell>
          <table:table-cell office:value-type="float" office:value="2.64" table:style-name="ce1">
            <text:p>2.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52_load</text:p>
          </table:table-cell>
          <table:table-cell office:value-type="float" office:value="1.3280000000000001" table:style-name="ce1">
            <text:p>1.3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53_load</text:p>
          </table:table-cell>
          <table:table-cell office:value-type="float" office:value="2.5180000000000002" table:style-name="ce1">
            <text:p>2.5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54_load</text:p>
          </table:table-cell>
          <table:table-cell office:value-type="float" office:value="2.7090000000000001" table:style-name="ce1">
            <text:p>2.7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E_55_load</text:p>
          </table:table-cell>
          <table:table-cell office:value-type="float" office:value="7.0890000000000004" table:style-name="ce1">
            <text:p>7.0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_load</text:p>
          </table:table-cell>
          <table:table-cell office:value-type="float" office:value="0.80300000000000005" table:style-name="ce1">
            <text:p>0.8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_load</text:p>
          </table:table-cell>
          <table:table-cell office:value-type="float" office:value="0.71399999999999997" table:style-name="ce1">
            <text:p>0.7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_load</text:p>
          </table:table-cell>
          <table:table-cell office:value-type="float" office:value="20.150000000000002" table:style-name="ce1">
            <text:p>20.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_load</text:p>
          </table:table-cell>
          <table:table-cell office:value-type="float" office:value="1.45" table:style-name="ce1">
            <text:p>1.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_load</text:p>
          </table:table-cell>
          <table:table-cell office:value-type="float" office:value="1.22" table:style-name="ce1">
            <text:p>1.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_load</text:p>
          </table:table-cell>
          <table:table-cell office:value-type="float" office:value="3.85" table:style-name="ce1">
            <text:p>3.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_load</text:p>
          </table:table-cell>
          <table:table-cell office:value-type="float" office:value="0.35000000000000003" table:style-name="ce1">
            <text:p>0.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8_load</text:p>
          </table:table-cell>
          <table:table-cell office:value-type="float" office:value="1.5" table:style-name="ce1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9_load</text:p>
          </table:table-cell>
          <table:table-cell office:value-type="float" office:value="2.9" table:style-name="ce1">
            <text:p>2.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0_load</text:p>
          </table:table-cell>
          <table:table-cell office:value-type="float" office:value="0.32" table:style-name="ce1">
            <text:p>0.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1_load</text:p>
          </table:table-cell>
          <table:table-cell office:value-type="float" office:value="0.38" table:style-name="ce1">
            <text:p>0.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2_load</text:p>
          </table:table-cell>
          <table:table-cell office:value-type="float" office:value="0.66" table:style-name="ce1">
            <text:p>0.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3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4_load</text:p>
          </table:table-cell>
          <table:table-cell office:value-type="float" office:value="2.2000000000000002" table:style-name="ce1">
            <text:p>2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5_load</text:p>
          </table:table-cell>
          <table:table-cell office:value-type="float" office:value="3.5" table:style-name="ce1">
            <text:p>3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6_load</text:p>
          </table:table-cell>
          <table:table-cell office:value-type="float" office:value="6.9" table:style-name="ce1">
            <text:p>6.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7_load</text:p>
          </table:table-cell>
          <table:table-cell office:value-type="float" office:value="1.6" table:style-name="ce1">
            <text:p>1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8_load</text:p>
          </table:table-cell>
          <table:table-cell office:value-type="float" office:value="16.600000000000001" table:style-name="ce1">
            <text:p>16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19_load</text:p>
          </table:table-cell>
          <table:table-cell office:value-type="float" office:value="4.5" table:style-name="ce1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0_load</text:p>
          </table:table-cell>
          <table:table-cell office:value-type="float" office:value="6.25" table:style-name="ce1">
            <text:p>6.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1_load</text:p>
          </table:table-cell>
          <table:table-cell office:value-type="float" office:value="6.25" table:style-name="ce1">
            <text:p>6.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2_load</text:p>
          </table:table-cell>
          <table:table-cell office:value-type="float" office:value="12.200000000000001" table:style-name="ce1">
            <text:p>12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3_load</text:p>
          </table:table-cell>
          <table:table-cell office:value-type="float" office:value="10.4" table:style-name="ce1">
            <text:p>10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4_load</text:p>
          </table:table-cell>
          <table:table-cell office:value-type="float" office:value="10.200000000000001" table:style-name="ce1">
            <text:p>10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5_load</text:p>
          </table:table-cell>
          <table:table-cell office:value-type="float" office:value="5.8" table:style-name="ce1">
            <text:p>5.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6_load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7_load</text:p>
          </table:table-cell>
          <table:table-cell office:value-type="float" office:value="0.65" table:style-name="ce1">
            <text:p>0.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8_load</text:p>
          </table:table-cell>
          <table:table-cell office:value-type="float" office:value="3.1" table:style-name="ce1">
            <text:p>3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29_load</text:p>
          </table:table-cell>
          <table:table-cell office:value-type="float" office:value="4.0999999999999996" table:style-name="ce1">
            <text:p>4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0_load</text:p>
          </table:table-cell>
          <table:table-cell office:value-type="float" office:value="0.55000000000000004" table:style-name="ce1">
            <text:p>0.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1_load</text:p>
          </table:table-cell>
          <table:table-cell office:value-type="float" office:value="0.38" table:style-name="ce1">
            <text:p>0.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2_load</text:p>
          </table:table-cell>
          <table:table-cell office:value-type="float" office:value="0.46" table:style-name="ce1">
            <text:p>0.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3_load</text:p>
          </table:table-cell>
          <table:table-cell office:value-type="float" office:value="0.1" table:style-name="ce1">
            <text:p>0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4_load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5_load</text:p>
          </table:table-cell>
          <table:table-cell office:value-type="float" office:value="2.5" table:style-name="ce1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6_load</text:p>
          </table:table-cell>
          <table:table-cell office:value-type="float" office:value="1.5" table:style-name="ce1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7_load</text:p>
          </table:table-cell>
          <table:table-cell office:value-type="float" office:value="0.93" table:style-name="ce1">
            <text:p>0.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8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39_load</text:p>
          </table:table-cell>
          <table:table-cell office:value-type="float" office:value="0.93" table:style-name="ce1">
            <text:p>0.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0_load</text:p>
          </table:table-cell>
          <table:table-cell office:value-type="float" office:value="0.72499999999999998" table:style-name="ce1">
            <text:p>0.7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1_load</text:p>
          </table:table-cell>
          <table:table-cell office:value-type="float" office:value="0.43" table:style-name="ce1">
            <text:p>0.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2_load</text:p>
          </table:table-cell>
          <table:table-cell office:value-type="float" office:value="2.2000000000000002" table:style-name="ce1">
            <text:p>2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3_load</text:p>
          </table:table-cell>
          <table:table-cell office:value-type="float" office:value="2.3000000000000003" table:style-name="ce1">
            <text:p>2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4_load</text:p>
          </table:table-cell>
          <table:table-cell office:value-type="float" office:value="0.31" table:style-name="ce1">
            <text:p>0.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5_load</text:p>
          </table:table-cell>
          <table:table-cell office:value-type="float" office:value="1.4000000000000001" table:style-name="ce1">
            <text:p>1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6_load</text:p>
          </table:table-cell>
          <table:table-cell office:value-type="float" office:value="1.5" table:style-name="ce1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7_load</text:p>
          </table:table-cell>
          <table:table-cell office:value-type="float" office:value="1.4000000000000001" table:style-name="ce1">
            <text:p>1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8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49_load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0_load</text:p>
          </table:table-cell>
          <table:table-cell office:value-type="float" office:value="1.5" table:style-name="ce1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1_load</text:p>
          </table:table-cell>
          <table:table-cell office:value-type="float" office:value="1.4000000000000001" table:style-name="ce1">
            <text:p>1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2_load</text:p>
          </table:table-cell>
          <table:table-cell office:value-type="float" office:value="0.66" table:style-name="ce1">
            <text:p>0.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3_load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4_load</text:p>
          </table:table-cell>
          <table:table-cell office:value-type="float" office:value="1.4000000000000001" table:style-name="ce1">
            <text:p>1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5_load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6_load</text:p>
          </table:table-cell>
          <table:table-cell office:value-type="float" office:value="1.2" table:style-name="ce1">
            <text:p>1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7_load</text:p>
          </table:table-cell>
          <table:table-cell office:value-type="float" office:value="2.7" table:style-name="ce1">
            <text:p>2.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8_load</text:p>
          </table:table-cell>
          <table:table-cell office:value-type="float" office:value="2.6" table:style-name="ce1">
            <text:p>2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59_load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0_load</text:p>
          </table:table-cell>
          <table:table-cell office:value-type="float" office:value="0.45" table:style-name="ce1">
            <text:p>0.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1_load</text:p>
          </table:table-cell>
          <table:table-cell office:value-type="float" office:value="4.0999999999999996" table:style-name="ce1">
            <text:p>4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2_load</text:p>
          </table:table-cell>
          <table:table-cell office:value-type="float" office:value="0.55000000000000004" table:style-name="ce1">
            <text:p>0.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3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4_load</text:p>
          </table:table-cell>
          <table:table-cell office:value-type="float" office:value="0.31" table:style-name="ce1">
            <text:p>0.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5_loa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6_load</text:p>
          </table:table-cell>
          <table:table-cell office:value-type="float" office:value="1.1000000000000001" table:style-name="ce1">
            <text:p>1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7_load</text:p>
          </table:table-cell>
          <table:table-cell office:value-type="float" office:value="4.0999999999999996" table:style-name="ce1">
            <text:p>4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8_load</text:p>
          </table:table-cell>
          <table:table-cell office:value-type="float" office:value="0.6" table:style-name="ce1">
            <text:p>0.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69_load</text:p>
          </table:table-cell>
          <table:table-cell office:value-type="float" office:value="0.77" table:style-name="ce1">
            <text:p>0.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0_load</text:p>
          </table:table-cell>
          <table:table-cell office:value-type="float" office:value="0.86" table:style-name="ce1">
            <text:p>0.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1_load</text:p>
          </table:table-cell>
          <table:table-cell office:value-type="float" office:value="0.83000000000000007" table:style-name="ce1">
            <text:p>0.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2_load</text:p>
          </table:table-cell>
          <table:table-cell office:value-type="float" office:value="0.68" table:style-name="ce1">
            <text:p>0.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3_load</text:p>
          </table:table-cell>
          <table:table-cell office:value-type="float" office:value="0.67" table:style-name="ce1">
            <text:p>0.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4_load</text:p>
          </table:table-cell>
          <table:table-cell office:value-type="float" office:value="3.9" table:style-name="ce1">
            <text:p>3.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5_load</text:p>
          </table:table-cell>
          <table:table-cell office:value-type="float" office:value="0.61" table:style-name="ce1">
            <text:p>0.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6_load</text:p>
          </table:table-cell>
          <table:table-cell office:value-type="float" office:value="6.4" table:style-name="ce1">
            <text:p>6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7_load</text:p>
          </table:table-cell>
          <table:table-cell office:value-type="float" office:value="0.57000000000000006" table:style-name="ce1">
            <text:p>0.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8_load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79_load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80_load</text:p>
          </table:table-cell>
          <table:table-cell office:value-type="float" office:value="0.37" table:style-name="ce1">
            <text:p>0.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81_load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82_load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83_load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84_load</text:p>
          </table:table-cell>
          <table:table-cell office:value-type="float" office:value="11.4" table:style-name="ce1">
            <text:p>11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85_load</text:p>
          </table:table-cell>
          <table:table-cell office:value-type="float" office:value="15.200000000000001" table:style-name="ce1">
            <text:p>15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_F_86_load</text:p>
          </table:table-cell>
          <table:table-cell office:value-type="float" office:value="3.5979999999999999" table:style-name="ce1">
            <text:p>3.59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flue_load</text:p>
          </table:table-cell>
          <table:table-cell office:value-type="float" office:value="9.9999999999999995E-7" table:style-name="ce6">
            <text:p>1.00E-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85bsh_load</text:p>
          </table:table-cell>
          <table:table-cell office:value-type="float" office:value="0.31" table:style-name="ce1">
            <text:p>0.3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85b_load</text:p>
          </table:table-cell>
          <table:table-cell office:value-type="float" office:value="0.69" table:style-name="ce1">
            <text:p>0.6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hot_oil_load</text:p>
          </table:table-cell>
          <table:table-cell office:value-type="float" office:value="1.972" table:style-name="ce1">
            <text:p>1.97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40b_load</text:p>
          </table:table-cell>
          <table:table-cell office:value-type="float" office:value="42.783000000000001" table:style-name="ce1">
            <text:p>42.78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8_8bsh_load</text:p>
          </table:table-cell>
          <table:table-cell office:value-type="float" office:value="0.93300000000000005" table:style-name="ce1">
            <text:p>0.93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28b_load</text:p>
          </table:table-cell>
          <table:table-cell office:value-type="float" office:value="3.3460000000000001" table:style-name="ce1">
            <text:p>3.34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20b_load</text:p>
          </table:table-cell>
          <table:table-cell office:value-type="float" office:value="33.512999999999998" table:style-name="ce1">
            <text:p>33.51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14b_load</text:p>
          </table:table-cell>
          <table:table-cell office:value-type="float" office:value="6.43" table:style-name="ce1">
            <text:p>6.4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11b_load</text:p>
          </table:table-cell>
          <table:table-cell office:value-type="float" office:value="3.794" table:style-name="ce1">
            <text:p>3.79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10b_load</text:p>
          </table:table-cell>
          <table:table-cell office:value-type="float" office:value="9.9999999999999995E-7" table:style-name="ce6">
            <text:p>1.00E-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8_8b_250_load</text:p>
          </table:table-cell>
          <table:table-cell office:value-type="float" office:value="89.441000000000003" table:style-name="ce1">
            <text:p>89.44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1_8b_180sh_load</text:p>
          </table:table-cell>
          <table:table-cell office:value-type="float" office:value="3.198" table:style-name="ce1">
            <text:p>3.19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7b_load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6b_load</text:p>
          </table:table-cell>
          <table:table-cell office:value-type="float" office:value="6.0780000000000003" table:style-name="ce1">
            <text:p>6.07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Cond6b_load</text:p>
          </table:table-cell>
          <table:table-cell office:value-type="float" office:value="4.508" table:style-name="ce1">
            <text:p>4.50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4b_load</text:p>
          </table:table-cell>
          <table:table-cell office:value-type="float" office:value="2.2280000000000002" table:style-name="ce1">
            <text:p>2.22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2_7b_load</text:p>
          </table:table-cell>
          <table:table-cell office:value-type="float" office:value="4.7480000000000002" table:style-name="ce1">
            <text:p>4.74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1_8b_180_load</text:p>
          </table:table-cell>
          <table:table-cell office:value-type="float" office:value="40.545000000000002" table:style-name="ce1">
            <text:p>40.54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2b_load</text:p>
          </table:table-cell>
          <table:table-cell office:value-type="float" office:value="53.77" table:style-name="ce1">
            <text:p>53.7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1b_load</text:p>
          </table:table-cell>
          <table:table-cell office:value-type="float" office:value="0.309" table:style-name="ce1">
            <text:p>0.30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NewHW50_100_load</text:p>
          </table:table-cell>
          <table:table-cell office:value-type="float" office:value="9.9999999999999995E-7" table:style-name="ce6">
            <text:p>1.00E-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HotWh_load</text:p>
          </table:table-cell>
          <table:table-cell office:value-type="float" office:value="1.67" table:style-name="ce1">
            <text:p>1.6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CircWh_load</text:p>
          </table:table-cell>
          <table:table-cell office:value-type="float" office:value="7.14" table:style-name="ce1">
            <text:p>7.1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C3_9h_load</text:p>
          </table:table-cell>
          <table:table-cell office:value-type="float" office:value="27.77" table:style-name="ce1">
            <text:p>27.7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C3_21h_load</text:p>
          </table:table-cell>
          <table:table-cell office:value-type="float" office:value="1.2350000000000001" table:style-name="ce1">
            <text:p>1.23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NewHW55_79_load</text:p>
          </table:table-cell>
          <table:table-cell office:value-type="float" office:value="26.82" table:style-name="ce1">
            <text:p>26.8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h_NewHW75_97_load</text:p>
          </table:table-cell>
          <table:table-cell office:value-type="float" office:value="24.4" table:style-name="ce1">
            <text:p>24.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2_62c_load</text:p>
          </table:table-cell>
          <table:table-cell office:value-type="float" office:value="0.64500000000000002" table:style-name="ce1">
            <text:p>0.64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2_100c_load</text:p>
          </table:table-cell>
          <table:table-cell office:value-type="float" office:value="7.32" table:style-name="ce1">
            <text:p>7.3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2_84c_load</text:p>
          </table:table-cell>
          <table:table-cell office:value-type="float" office:value="0.93" table:style-name="ce1">
            <text:p>0.9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3_41c_load</text:p>
          </table:table-cell>
          <table:table-cell office:value-type="float" office:value="38.340000000000003" table:style-name="ce1">
            <text:p>38.3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3_21c_load</text:p>
          </table:table-cell>
          <table:table-cell office:value-type="float" office:value="18.98" table:style-name="ce1">
            <text:p>18.9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CW_load</text:p>
          </table:table-cell>
          <table:table-cell office:value-type="float" office:value="9.9999999999999995E-7" table:style-name="ce6">
            <text:p>1.00E-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Air_load</text:p>
          </table:table-cell>
          <table:table-cell office:value-type="float" office:value="77.228999999999999" table:style-name="ce1">
            <text:p>77.22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3_9c_load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util_c_CW_load</text:p>
          </table:table-cell>
          <table:table-cell office:value-type="float" office:value="396.22" table:style-name="ce1">
            <text:p>396.2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NewHW_load</text:p>
          </table:table-cell>
          <table:table-cell office:value-type="float" office:value="9.9999999999999995E-7" table:style-name="ce6">
            <text:p>1.00E-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HotWc_load</text:p>
          </table:table-cell>
          <table:table-cell office:value-type="float" office:value="34.478000000000002" table:style-name="ce1">
            <text:p>34.47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ircWc_load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CircW_load</text:p>
          </table:table-cell>
          <table:table-cell office:value-type="float" office:value="9.9999999999999995E-7" table:style-name="ce6">
            <text:p>1.00E-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1b_load</text:p>
          </table:table-cell>
          <table:table-cell office:value-type="float" office:value="9.9999999999999995E-7" table:style-name="ce6">
            <text:p>1.00E-06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util_c_BFW2b_load</text:p>
          </table:table-cell>
          <table:table-cell office:value-type="float" office:value="5.27" table:style-name="ce1">
            <text:p>5.2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1_8b_load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2_7b_load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4b_load</text:p>
          </table:table-cell>
          <table:table-cell office:value-type="float" office:value="26.1" table:style-name="ce1">
            <text:p>26.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8_8b_load</text:p>
          </table:table-cell>
          <table:table-cell office:value-type="float" office:value="27.3" table:style-name="ce1">
            <text:p>27.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10b_load</text:p>
          </table:table-cell>
          <table:table-cell office:value-type="float" office:value="9.9999999999999995E-7" table:style-name="ce6">
            <text:p>1.00E-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11b_load</text:p>
          </table:table-cell>
          <table:table-cell office:value-type="float" office:value="8.6999999999999993" table:style-name="ce1">
            <text:p>8.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14b_load</text:p>
          </table:table-cell>
          <table:table-cell office:value-type="float" office:value="15.2" table:style-name="ce1">
            <text:p>15.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20b_load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40b_load</text:p>
          </table:table-cell>
          <table:table-cell office:value-type="float" office:value="41.95" table:style-name="ce1">
            <text:p>41.9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il_c_BFW85b_load</text:p>
          </table:table-cell>
          <table:table-cell office:value-type="float" office:value="50.8" table:style-name="ce1">
            <text:p>50.8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til_c_NewHW55_79_load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til_c_NewHW75_97_load</text:p>
          </table:table-cell>
          <table:table-cell office:value-type="float" office:value="24.4" table:style-name="ce1">
            <text:p>24.4</text:p>
          </table:table-cell>
          <table:table-cell table:number-columns-repeated="16382"/>
        </table:table-row>
        <table:table-row table:number-rows-repeated="1048159" table:style-name="ro1">
          <table:table-cell table:number-columns-repeated="16384"/>
        </table:table-row>
      </table:table>
      <table:table table:name="Sheet2" table:style-name="ta1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number:number-style style:name="N36">
      <number:number number:decimal-places="3" number:min-integer-digits="1"/>
    </number:number-style>
    <style:style style:name="Bad" style:family="table-cell" style:data-style-name="N0">
      <style:table-cell-properties fo:background-color="#FFC7CE"/>
      <style:text-properties fo:color="#9C0006"/>
    </style:style>
    <style:style style:name="Good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Windows User</meta:initial-creator>
    <dc:creator>Windows User</dc:creator>
    <meta:creation-date>2014-03-14T09:30:32Z</meta:creation-date>
    <dc:date>2014-04-10T13:36:19Z</dc:date>
  </office:meta>
</office:document-meta>
</file>